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Grafik 1" text:anchor-type="as-char" svg:x="0in" svg:y="0in" svg:width="6.3in" svg:height="5.04028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erner Oswald</meta:initial-creator>
    <dc:creator>Werner Oswald</dc:creator>
    <meta:creation-date>2023-02-10T14:44:00Z</meta:creation-date>
    <dc:date>2023-02-10T14:44:00Z</dc:date>
    <meta:template xlink:href="Normal.dotm" xlink:type="simple"/>
    <meta:editing-cycles>1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